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7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512cm" fo:min-width="2.929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2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3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4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6" style:family="graphic" style:parent-style-name="standard">
      <style:graphic-properties draw:stroke="dash" draw:stroke-dash="Line_20_Style_20_9" draw:fill-color="#fff9ae" draw:textarea-horizontal-align="justify" draw:textarea-vertical-align="top" draw:auto-grow-height="false" fo:min-height="2.417cm" fo:min-width="4.58cm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04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>
      <style:graphic-properties svg:stroke-color="#808080" draw:marker-end="Rounded_20_large_20_Arrow" draw:textarea-vertical-align="middle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 draw:opacity="36%"/>
      <style:paragraph-properties fo:text-align="center"/>
    </style:style>
    <style:style style:name="P2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6.477cm" svg:height="7.112cm" svg:x="1cm" svg:y="1cm">
          <text:p text:style-name="P2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001cm" svg:height="5.842cm" svg:x="1cm" svg:y="10.271cm">
          <text:p text:style-name="P4"><text:span text:style-name="T1">Replicat</text:span><text:span text:style-name="T1">ed </text:span><text:span text:style-name="T1">docker </text:span><text:span text:style-name="T1">containe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7.112cm" svg:x="8.35cm" svg:y="1cm">
          <text:p text:style-name="P4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08cm" svg:height="2.54cm" svg:x="1.7cm" svg:y="5.075cm">
          <text:p text:style-name="P4"><text:span text:style-name="T1">Docker </text:span><text:span text:style-name="T1">container</text:span><text:span text:style-name="T1">:</text:span><text:span text:style-name="T1"><text:line-break/></text:span><text:span text:style-name="T1">senzing/</text:span><text:span text:style-name="T1">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2.667cm" svg:x="1cm" svg:y="20.05cm">
          <text:p text:style-name="P4"><text:span text:style-name="T1">Dock</text:span><text:span text:style-name="T1">er </text:span><text:span text:style-name="T1">conta</text:span><text:span text:style-name="T1">iner:</text:span></text:p>
          <text:p text:style-name="P4"><text:span text:style-name="T1">senzi</text:span><text:span text:style-name="T1">ng/</text:span><text:span text:style-name="T1">senzi</text:span><text:span text:style-name="T1">ng-</text:span><text:span text:style-name="T1">api-</text:span><text:span text:style-name="T1">serv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3.667cm" svg:y="10.903cm">
          <text:p text:style-name="P4"><text:span text:style-name="T1">Docker </text:span><text:span text:style-name="T1">container:</text:span></text:p>
          <text:p text:style-name="P4"><text:span text:style-name="T1">senzing/</text:span><text:span text:style-name="T1">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2.524cm" svg:y="11.939cm">
          <text:p text:style-name="P4"><text:span text:style-name="T1">Docker </text:span><text:span text:style-name="T1">contain</text:span><text:span text:style-name="T1">er:</text:span></text:p>
          <text:p text:style-name="P4"><text:span text:style-name="T1">senzin</text:span><text:span text:style-name="T1">g/</text:span><text:span text:style-name="T1">stream</text:span><text:span text:style-name="T1">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2.952cm" svg:x="1.391cm" svg:y="12.907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962cm" svg:y="6.378cm">
          <text:p text:style-name="P7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632cm" svg:y="14.008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08cm" svg:height="2.54cm" svg:x="1.7cm" svg:y="1.9cm">
          <text:p text:style-name="P4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953cm" svg:y1="3.794cm" svg:x2="5.953cm" svg:y2="6.461cm">
          <text:p/>
        </draw:line>
        <draw:line draw:style-name="gr10" draw:text-style-name="P10" draw:layer="layout" svg:x1="4.165cm" svg:y1="7.096cm" svg:x2="4.175cm" svg:y2="8.874cm">
          <text:p/>
        </draw:line>
        <draw:custom-shape draw:style-name="gr11" draw:text-style-name="P11" draw:layer="layout" svg:width="4.445cm" svg:height="0.762cm" svg:x="1.962cm" svg:y="8.943cm">
          <text:p text:style-name="P7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9cm" svg:y1="9.442cm" svg:x2="5.318cm" svg:y2="14.081cm">
          <text:p/>
        </draw:line>
        <draw:line draw:style-name="gr10" draw:text-style-name="P10" draw:layer="layout" svg:x1="4.033cm" svg:y1="15.097cm" svg:x2="4.033cm" svg:y2="17.637cm">
          <text:p/>
        </draw:line>
        <draw:custom-shape draw:style-name="gr12" draw:text-style-name="P8" draw:layer="layout" svg:width="3.81cm" svg:height="0.762cm" svg:x="8.904cm" svg:y="2.878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81cm" svg:height="0.762cm" svg:x="8.904cm" svg:y="3.894cm">
          <text:p text:style-name="P7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1cm" svg:height="0.762cm" svg:x="8.904cm" svg:y="1.878cm">
          <text:p text:style-name="P7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445cm" svg:height="0.762cm" svg:x="1.954cm" svg:y="3.043cm">
          <text:p text:style-name="P7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8" xml:id="id2" draw:id="id2" draw:layer="layout" svg:width="3.429cm" svg:height="0.762cm" svg:x="1.254cm" svg:y="20.954cm">
          <text:p text:style-name="P7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1cm" svg:y="23.225cm">
          <text:p text:style-name="P4"><text:span text:style-name="T1">Docker container:</text:span></text:p>
          <text:p text:style-name="P4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254cm" svg:y="24.629cm">
          <text:p text:style-name="P7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08cm" svg:height="2.667cm" svg:x="9.89cm" svg:y="14.008cm">
          <text:p text:style-name="P13"><text:span text:style-name="T4">Docker container:</text:span></text:p>
          <text:p text:style-name="P13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445cm" svg:height="0.762cm" svg:x="10.271cm" svg:y="14.951cm">
          <text:p text:style-name="P15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10.271cm" svg:y1="15.859cm" svg:x2="6.207cm" svg:y2="17.51cm">
          <text:p/>
        </draw:line>
        <draw:custom-shape draw:style-name="gr20" draw:text-style-name="P19" draw:layer="layout" svg:width="3.81cm" svg:height="0.762cm" svg:x="8.874cm" svg:y="4.983cm">
          <text:p text:style-name="P18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032cm" svg:height="1.143cm" svg:x="7.423cm" svg:y="17.137cm">
          <text:p text:style-name="P18"><text:span text:style-name="T1">AWS </text:span></text:p>
          <text:p text:style-name="P18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1.905cm" svg:height="1.816cm" svg:x="1.889cm" svg:y="16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" draw:layer="layout" svg:width="1.905cm" svg:height="2.07cm" svg:x="3.032cm" svg:y="17.599cm">
          <text:p text:style-name="P7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text-style-name="P10" draw:layer="layout" svg:x1="6.08cm" svg:y1="15.097cm" svg:x2="7.477cm" svg:y2="17.51cm">
          <text:p/>
        </draw:line>
        <draw:custom-shape draw:style-name="gr24" draw:text-style-name="P6" draw:layer="layout" svg:width="5.08cm" svg:height="3.175cm" svg:x="9.89cm" svg:y="16.913cm">
          <text:p text:style-name="P4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7.25cm" svg:y="23.225cm">
          <text:p text:style-name="P4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1" draw:id="id1" draw:layer="layout" svg:width="4.445cm" svg:height="0.762cm" svg:x="7.604cm" svg:y="24.494cm">
          <text:p text:style-name="P7"><text:span text:style-name="T2">Swagger UI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5.08cm" svg:height="2.667cm" svg:x="9.89cm" svg:y="20.304cm">
          <text:p text:style-name="P4"><text:span text:style-name="T1">Docker container:</text:span><text:span text:style-name="T1"><text:line-break/></text:span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4.445cm" svg:height="0.762cm" svg:x="10.144cm" svg:y="21.247cm">
          <text:p text:style-name="P7"><text:span text:style-name="T2">Jupyter Notebook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445cm" svg:height="0.762cm" svg:x="10.271cm" svg:y="15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445cm" svg:height="0.762cm" svg:x="10.144cm" svg:y="22.0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445cm" svg:height="0.762cm" svg:x="10.186cm" svg:y="19.101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445cm" svg:height="0.762cm" svg:x="1.646cm" svg:y="14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2.563cm" svg:height="0.445cm" draw:transform="skewX (0.50492375260196) rotate (0.422369678982628) translate (10.297cm 18.621cm)">
          <text:p text:style-name="P15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2.563cm" svg:height="0.445cm" draw:transform="skewX (0.50492375260196) rotate (0.422369678982628) translate (11.396cm 18.621cm)">
          <text:p text:style-name="P15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563cm" svg:height="0.445cm" draw:transform="skewX (0.50492375260196) rotate (0.422369678982628) translate (12.495cm 18.621cm)">
          <text:p text:style-name="P15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34" draw:text-style-name="P17" draw:layer="layout" svg:x1="10.144cm" svg:y1="19.669cm" svg:x2="6.207cm" svg:y2="18.145cm">
          <text:p/>
        </draw:line>
        <draw:line draw:style-name="gr35" draw:text-style-name="P17" draw:layer="layout" svg:x1="10.144cm" svg:y1="22.59cm" svg:x2="6.207cm" svg:y2="18.526cm">
          <text:p/>
        </draw:line>
        <draw:line draw:style-name="gr23" draw:text-style-name="P10" draw:layer="layout" svg:x1="10.271cm" svg:y1="16.113cm" svg:x2="9.128cm" svg:y2="17.129cm">
          <text:p/>
        </draw:line>
        <draw:line draw:style-name="gr23" draw:text-style-name="P10" draw:layer="layout" svg:x1="10.144cm" svg:y1="19.288cm" svg:x2="9.001cm" svg:y2="18.272cm">
          <text:p/>
        </draw:line>
        <draw:line draw:style-name="gr23" draw:text-style-name="P10" draw:layer="layout" svg:x1="10.144cm" svg:y1="22.336cm" svg:x2="8.493cm" svg:y2="18.272cm">
          <text:p/>
        </draw:line>
        <draw:line draw:style-name="gr36" draw:text-style-name="P22" draw:layer="layout" svg:x1="8.901cm" svg:y1="6.842cm" svg:x2="12.711cm" svg:y2="6.842cm">
          <text:p text:style-name="P18"><text:span text:style-name="T1">NFS mount</text:span></text:p>
        </draw:line>
        <draw:line draw:style-name="gr37" draw:text-style-name="P22" draw:layer="layout" svg:x1="8.901cm" svg:y1="6.334cm" svg:x2="12.711cm" svg:y2="6.334cm">
          <text:p text:style-name="P18"><text:span text:style-name="T1">Data flow</text:span></text:p>
        </draw:line>
        <draw:line draw:style-name="gr38" draw:text-style-name="P17" draw:layer="layout" svg:x1="8.901cm" svg:y1="7.35cm" svg:x2="12.711cm" svg:y2="7.35cm">
          <text:p text:style-name="P23"><text:span text:style-name="T4">Data access</text:span></text:p>
        </draw:line>
        <draw:custom-shape draw:style-name="gr39" draw:text-style-name="P16" draw:layer="layout" svg:width="3.546cm" svg:height="0.762cm" svg:x="2.143cm" svg:y="21.7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5.699cm" svg:y1="22.082cm" svg:x2="8.239cm" svg:y2="18.272cm">
          <text:p/>
        </draw:line>
        <draw:line draw:style-name="gr40" draw:text-style-name="P17" draw:layer="layout" svg:x1="5.572cm" svg:y1="21.701cm" svg:x2="5.572cm" svg:y2="18.78cm">
          <text:p/>
        </draw:line>
        <draw:line draw:style-name="gr41" draw:text-style-name="P17" draw:layer="layout" svg:x1="1.718cm" svg:y1="24.622cm" svg:x2="1.718cm" svg:y2="21.701cm">
          <text:p/>
        </draw:line>
        <draw:connector draw:style-name="gr42" draw:text-style-name="P18" draw:layer="layout" draw:line-skew="0.572cm" svg:x1="7.604cm" svg:y1="24.875cm" svg:x2="4.683cm" svg:y2="21.335cm" draw:start-shape="id1" draw:start-glue-point="3" draw:end-shape="id2" draw:end-glue-point="1" svg:d="M7604 24875h-889v-3540h-2032" svg:viewBox="0 0 2922 3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12-30T17:41:27.357331015</dc:date>
    <meta:editing-duration>PT2H28M32S</meta:editing-duration>
    <meta:editing-cycles>41</meta:editing-cycles>
    <meta:generator>LibreOffice/6.0.7.3$Linux_X86_64 LibreOffice_project/00m0$Build-3</meta:generator>
    <meta:document-statistic meta:object-count="57"/>
  </office:meta>
</office:document-meta>
</file>